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66cc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33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ff66"/>
    </style:style>
    <style:style style:name="ce20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66cc99"/>
    </style:style>
    <style:style style:name="ce27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4"/>
        <table:table-column table:style-name="co1" table:default-cell-style-name="ce16"/>
        <table:table-column table:style-name="co1" table:default-cell-style-name="ce4"/>
        <table:table-column table:style-name="co2" table:default-cell-style-name="ce16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/0.8.5 expansion header pin assignment</text:p>
          </table:table-cell>
          <table:covered-table-cell table:number-columns-repeated="5" table:style-name="ce13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25"/>
          <table:table-cell table:number-columns-repeated="25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15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25"/>
          <table:table-cell table:number-columns-repeated="25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15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25"/>
          <table:table-cell table:number-columns-repeated="25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15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15" office:value-type="string" calcext:value-type="string">
            <text:p>Pull to LOW to reset MCU</text:p>
          </table:table-cell>
          <table:table-cell table:style-name="ce13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17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18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PWM Fan Sense</text:p>
          </table:table-cell>
          <table:table-cell table:number-columns-repeated="25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Roland mill CTS</text:p>
          </table:table-cell>
          <table:table-cell table:style-name="ce13"/>
          <table:table-cell table:number-columns-repeated="250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oland mill RTS</text:p>
          </table:table-cell>
          <table:table-cell table:style-name="ce13"/>
          <table:table-cell table:number-columns-repeated="250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Roland mill TX</text:p>
          </table:table-cell>
          <table:table-cell table:number-columns-repeated="25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Roland mill RX</text:p>
          </table:table-cell>
          <table:table-cell table:number-columns-repeated="251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21" office:value-type="string" calcext:value-type="string">
            <text:p>Inkjet Clear</text:p>
          </table:table-cell>
          <table:table-cell table:style-name="ce27"/>
          <table:table-cell table:number-columns-repeated="250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22" office:value-type="string" calcext:value-type="string">
            <text:p>SPI0_NPCS1</text:p>
          </table:table-cell>
          <table:table-cell table:style-name="ce10" office:value-type="float" office:value="87" calcext:value-type="float">
            <text:p>87</text:p>
          </table:table-cell>
          <table:table-cell table:style-name="ce22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22" office:value-type="string" calcext:value-type="string">
            <text:p>SPI0_NPCS0</text:p>
          </table:table-cell>
          <table:table-cell table:style-name="ce10" office:value-type="float" office:value="77" calcext:value-type="float">
            <text:p>77</text:p>
          </table:table-cell>
          <table:table-cell table:style-name="ce22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22" office:value-type="string" calcext:value-type="string">
            <text:p>SPI0_SPCK</text:p>
          </table:table-cell>
          <table:table-cell table:style-name="ce10" office:value-type="float" office:value="76" calcext:value-type="float">
            <text:p>76</text:p>
          </table:table-cell>
          <table:table-cell table:style-name="ce2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" calcext:value-type="float">
            <text:p>23</text:p>
          </table:table-cell>
          <table:table-cell table:style-name="ce22" office:value-type="string" calcext:value-type="string">
            <text:p>SPI0_MOSI</text:p>
          </table:table-cell>
          <table:table-cell table:style-name="ce10" office:value-type="float" office:value="75" calcext:value-type="float">
            <text:p>75</text:p>
          </table:table-cell>
          <table:table-cell table:style-name="ce2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22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ce2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21" office:value-type="string" calcext:value-type="string">
            <text:p>Inkjet Output Enable</text:p>
          </table:table-cell>
          <table:table-cell table:number-columns-repeated="251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21" office:value-type="string" calcext:value-type="string">
            <text:p>Inkjet Storage Clock</text:p>
          </table:table-cell>
          <table:table-cell table:number-columns-repeated="251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21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21" office:value-type="string" calcext:value-type="string">
            <text:p>Inkjet Shift Clock</text:p>
          </table:table-cell>
          <table:table-cell table:number-columns-repeated="251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9" office:value-type="float" office:value="19" calcext:value-type="float">
            <text:p>19</text:p>
          </table:table-cell>
          <table:table-cell table:style-name="ce21" office:value-type="string" calcext:value-type="string">
            <text:p>PB13_TWCK1</text:p>
          </table:table-cell>
          <table:table-cell table:style-name="ce9" office:value-type="float" office:value="21" calcext:value-type="float">
            <text:p>21</text:p>
          </table:table-cell>
          <table:table-cell table:style-name="ce21" office:value-type="string" calcext:value-type="string">
            <text:p>Inkjet Serial Out</text:p>
          </table:table-cell>
          <table:table-cell table:number-columns-repeated="251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>
            <text:p>PB19_AD12</text:p>
          </table:table-cell>
          <table:table-cell table:style-name="ce11" office:value-type="string" calcext:value-type="string">
            <text:p>64 (AD10)</text:p>
          </table:table-cell>
          <table:table-cell table:style-name="ce23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4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3" calcext:value-type="float">
            <text:p>13</text:p>
          </table:table-cell>
          <table:table-cell table:style-name="ce24" office:value-type="string" calcext:value-type="string">
            <text:p>PB20_AD13</text:p>
          </table:table-cell>
          <table:table-cell table:style-name="ce12" office:value-type="string" calcext:value-type="string">
            <text:p>65 (AD11)</text:p>
          </table:table-cell>
          <table:table-cell table:style-name="Default"/>
          <table:table-cell table:number-columns-repeated="251"/>
        </table:table-row>
        <table:table-row table:style-name="ro4"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>
            <text:p>PB21_AD14</text:p>
          </table:table-cell>
          <table:table-cell table:style-name="ce11" office:value-type="float" office:value="52" calcext:value-type="float">
            <text:p>52</text:p>
          </table:table-cell>
          <table:table-cell table:style-name="ce23" office:value-type="string" calcext:value-type="string">
            <text:p>Z Probe Mod Pin</text:p>
          </table:table-cell>
          <table:table-cell table:style-name="ce13" office:value-type="string" calcext:value-type="string">
            <text:p>Pin X25 on Duet 0.7</text:p>
          </table:table-cell>
          <table:table-cell table:number-columns-repeated="250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4:00:43.4822476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14:04:28.202247881</dc:date>
    <meta:editing-duration>PT45M4S</meta:editing-duration>
    <meta:editing-cycles>11</meta:editing-cycles>
    <meta:generator>LibreOffice/4.4.7.2$Linux_X86_64 LibreOffice_project/40m0$Build-2</meta:generator>
    <meta:document-statistic meta:table-count="1" meta:cell-count="232" meta:object-count="0"/>
  </office:meta>
</office:document-meta>
</file>